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graphic-properties draw:stroke="none" draw:fill="none" fo:min-height="0.424cm" style:protect="position size"/>
      <style:paragraph-properties style:writing-mode="lr-tb"/>
    </style:style>
    <style:style style:name="gr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dr3d:vertical-segments="16" dr3d:close-front="true" dr3d:close-back="true"/>
    </style:style>
    <style:style style:name="gr11"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2.29cm" fo:min-width="4.58cm"/>
      <style:paragraph-properties style:writing-mode="lr-tb"/>
    </style:style>
    <style:style style:name="gr14" style:family="graphic" style:parent-style-name="objectwithoutfill">
      <style:graphic-properties draw:marker-end="Arrowheads_20_1" draw:marker-end-width="0.3cm" draw:fill="solid" draw:textarea-vertical-align="middle"/>
    </style:style>
    <style:style style:name="gr15" style:family="graphic" style:parent-style-name="standard">
      <style:graphic-properties draw:textarea-horizontal-align="justify" draw:textarea-vertical-align="middle" draw:auto-grow-height="false" fo:min-height="1.655cm" fo:min-width="2.675cm"/>
      <style:paragraph-properties style:writing-mode="lr-tb"/>
    </style:style>
    <style:style style:name="gr16" style:family="graphic" style:parent-style-name="standard">
      <style:graphic-properties draw:fill="solid" draw:fill-color="#ffffff" draw:textarea-horizontal-align="justify" draw:textarea-vertical-align="middle" draw:auto-grow-height="false" fo:min-height="10.545cm" fo:min-width="8.39cm" style:writing-mode="lr-tb"/>
      <style:paragraph-properties style:writing-mode="lr-tb"/>
    </style:style>
    <style:style style:name="gr17" style:family="graphic" style:parent-style-name="standard">
      <style:graphic-properties draw:textarea-horizontal-align="justify" draw:textarea-vertical-align="middle" draw:auto-grow-height="false" fo:min-height="0.648cm" fo:min-width="2.194cm"/>
      <style:paragraph-properties style:writing-mode="lr-tb"/>
    </style:style>
    <style:style style:name="gr18" style:family="graphic" style:parent-style-name="standard">
      <style:graphic-properties draw:marker-end="Arrowheads_20_2" draw:textarea-vertical-align="middle"/>
    </style:style>
    <style:style style:name="gr19" style:family="graphic" style:parent-style-name="standard">
      <style:graphic-properties draw:fill="solid" draw:fill-color="#ff0000" draw:textarea-horizontal-align="justify" draw:textarea-vertical-align="middle" draw:auto-grow-height="false" fo:min-height="1.097cm" fo:min-width="0.847cm"/>
    </style:style>
    <style:style style:name="gr20" style:family="graphic" style:parent-style-name="standard">
      <style:graphic-properties draw:stroke="none" draw:fill="none" draw:textarea-horizontal-align="justify" draw:textarea-vertical-align="middle" draw:auto-grow-height="false" fo:min-height="1.02cm" fo:min-width="5.21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style>
    <style:style style:name="P14" style:family="paragraph">
      <loext:graphic-properties draw:fill="solid"/>
      <style:paragraph-properties fo:text-align="center"/>
    </style:style>
    <style:style style:name="P15" style:family="paragraph">
      <loext:graphic-properties draw:fill="solid" draw:fill-color="#ff0000"/>
      <style:paragraph-properties fo:text-align="center"/>
    </style:style>
    <style:style style:name="P16" style:family="paragraph">
      <loext:graphic-properties draw:fill="none"/>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4.595cm" svg:x="1.27cm" svg:y="4.297cm">
          <draw:text-box>
            <text:p text:style-name="P3"><text:span text:style-name="T5">I started to create a social network. It needs enumeration of items in folders.</text:span></text:p>
            <text:p text:style-name="P3"><text:span text:style-name="T5">CanDB cannot seamlessly enumerate.</text:span></text:p>
            <text:p text:style-name="P3"><text:span text:style-name="T5">So, I need both CanDB and another DB.</text:span></text:p>
          </draw:text-box>
        </draw:frame>
        <draw:frame draw:style-name="gr6" draw:text-style-name="P8" draw:layer="layout" svg:width="9.906cm" svg:height="1.31cm" svg:x="0.762cm" svg:y="1.016cm">
          <draw:text-box>
            <text:p><text:span text:style-name="T6">Why NacDB</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6" draw:text-style-name="P8" draw:layer="layout" svg:width="9.906cm" svg:height="1.31cm" svg:x="0.762cm" svg:y="1.016cm">
          <draw:text-box>
            <text:p><text:span text:style-name="T6">Database Structure</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0.79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7.62cm">
          <text:p text:style-name="P12">Partition</text:p>
          <draw:enhanced-geometry svg:viewBox="0 0 21600 21600" draw:type="rectangle" draw:enhanced-path="M 0 0 L 21600 0 21600 21600 0 21600 0 0 Z N"/>
        </draw:custom-shape>
        <dr3d:scene draw:style-name="gr9"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10.16cm" svg:y="4.445cm">
          <text:p text:style-name="P12">Index</text:p>
          <draw:enhanced-geometry svg:viewBox="0 0 21600 21600" draw:type="rectangle" draw:enhanced-path="M 0 0 L 21600 0 21600 21600 0 21600 0 0 Z N"/>
        </draw:custom-shape>
        <draw:connector draw:style-name="gr12" draw:text-style-name="P12" draw:layer="layout" svg:x1="9.103cm" svg:y1="6.975cm" svg:x2="10.232cm" svg:y2="8.955cm" svg:d="M9103 6975v990h1129v990" svg:viewBox="0 0 1130 1981">
          <text:p/>
        </draw:connector>
        <draw:connector draw:style-name="gr12" draw:text-style-name="P12" draw:layer="layout" svg:x1="8.298cm" svg:y1="7.007cm" svg:x2="6.698cm" svg:y2="9.01cm" draw:start-shape="id1" svg:d="M8298 7007v1252h-1600v751" svg:viewBox="0 0 1601 2004">
          <text:p/>
        </draw:connector>
        <draw:custom-shape draw:style-name="gr13" draw:text-style-name="P12" draw:layer="layout" svg:width="10.16cm" svg:height="5.08cm" svg:x="15.241cm" svg:y="1.906cm">
          <text:p text:style-name="P12">Unlike CanDB,</text:p>
          <text:p text:style-name="P12">we have enumerable</text:p>
          <text:p text:style-name="P12">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6" draw:text-style-name="P8" draw:layer="layout" svg:width="9.906cm" svg:height="1.31cm" svg:x="0.762cm" svg:y="1.016cm">
          <draw:text-box>
            <text:p><text:span text:style-name="T6">Moving a sub-DB</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5.8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5.875cm" svg:y="7.62cm">
          <text:p text:style-name="P12">Last</text:p>
          <text:p text:style-name="P12">partition</text:p>
          <draw:enhanced-geometry svg:viewBox="0 0 21600 21600" draw:type="rectangle" draw:enhanced-path="M 0 0 L 21600 0 21600 21600 0 21600 0 0 Z N"/>
        </draw:custom-shape>
        <dr3d:scene draw:style-name="gr9"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8.89cm" svg:y="1.905cm">
          <text:p text:style-name="P12">Index</text:p>
          <draw:enhanced-geometry svg:viewBox="0 0 21600 21600" draw:type="rectangle" draw:enhanced-path="M 0 0 L 21600 0 21600 21600 0 21600 0 0 Z N"/>
        </draw:custom-shape>
        <draw:connector draw:style-name="gr12" draw:text-style-name="P12" draw:layer="layout" svg:x1="12.08cm" svg:y1="5.08cm" svg:x2="14.395cm" svg:y2="9.399cm" draw:start-shape="id2" draw:start-glue-point="1" svg:d="M12080 5080h1408v4319h907" svg:viewBox="0 0 2316 4320">
          <text:p/>
        </draw:connector>
        <draw:connector draw:style-name="gr12" draw:text-style-name="P12" draw:layer="layout" svg:x1="8.255cm" svg:y1="5.08cm" svg:x2="6.698cm" svg:y2="9.01cm" draw:start-shape="id2" svg:d="M8255 5080h-1028v3930h-529" svg:viewBox="0 0 1558 3931">
          <text:p/>
        </draw:connector>
        <draw:line draw:style-name="gr14" draw:text-style-name="P14" xml:id="id3" draw:id="id3" draw:layer="layout" svg:x1="5.715cm" svg:y1="10.16cm" svg:x2="17.145cm" svg:y2="10.16cm">
          <text:p/>
        </draw:line>
        <draw:custom-shape draw:style-name="gr15" draw:text-style-name="P12" xml:id="id4" draw:id="id4" draw:layer="layout" svg:width="3.175cm" svg:height="1.905cm" svg:x="8.89cm" svg:y="11.43cm">
          <text:p text:style-name="P12">Callback</text:p>
          <draw:enhanced-geometry svg:viewBox="0 0 21600 21600" draw:type="rectangle" draw:enhanced-path="M 0 0 L 21600 0 21600 21600 0 21600 0 0 Z N"/>
        </draw:custom-shape>
        <draw:connector draw:style-name="gr12" draw:text-style-name="P12" draw:layer="layout" svg:x1="11.43cm" svg:y1="10.16cm" svg:x2="10.477cm" svg:y2="11.43cm" draw:start-shape="id3" draw:end-shape="id4" draw:end-glue-point="0" svg:d="M11430 10160v709h-953v561" svg:viewBox="0 0 954 1271">
          <text:p/>
        </draw:connector>
        <draw:custom-shape draw:style-name="gr13" draw:text-style-name="P12" draw:layer="layout" svg:width="10.16cm" svg:height="5.08cm" svg:x="15.24cm" svg:y="1.905cm">
          <text:p text:style-name="P12">Not to pay for<text:line-break/>canister creation</text:p>
          <text:p text:style-name="P12">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6" draw:text-style-name="P8" draw:layer="layout" svg:width="9.906cm" svg:height="1.31cm" svg:x="0.762cm" svg:y="1.016cm">
          <draw:text-box>
            <text:p><text:span text:style-name="T6">Removing Losers</text:span></text:p>
          </draw:text-box>
        </draw:frame>
        <draw:custom-shape draw:style-name="gr16" draw:text-style-name="P13" draw:layer="layout" svg:width="8.89cm" svg:height="10.795cm" svg:x="5.08cm" svg:y="2.54cm">
          <text:p text:style-name="P12">Sub-DB</text:p>
          <draw:enhanced-geometry svg:viewBox="0 0 21600 21600" draw:type="rectangle" draw:enhanced-path="M 0 0 L 21600 0 21600 21600 0 21600 0 0 Z N"/>
        </draw:custom-shape>
        <draw:custom-shape draw:style-name="gr13" draw:text-style-name="P12" draw:layer="layout" svg:width="10.16cm" svg:height="5.08cm" svg:x="15.24cm" svg:y="1.905cm">
          <text:p text:style-name="P12">Looser entries</text:p>
          <text:p text:style-name="P12">are removed<text:line-break/>from sub-DBs</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2" draw:layer="layout" svg:width="3.81cm" svg:height="1.27cm" svg:x="0.635cm" svg:y="3.81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9.52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5.71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xml:id="id5" draw:id="id5" draw:layer="layout" svg:width="3.81cm" svg:height="1.27cm" svg:x="6.985cm" svg:y="11.43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svg:x1="10.795cm" svg:y1="12.065cm" svg:x2="16.51cm" svg:y2="12.383cm" draw:start-shape="id5" draw:start-glue-point="10" draw:end-shape="id6" draw:end-glue-point="6" svg:d="M10795 12065h2858v318h2857" svg:viewBox="0 0 5716 319">
          <text:p/>
        </draw:connector>
        <draw:custom-shape draw:style-name="gr19" draw:text-style-name="P15" xml:id="id6" draw:id="id6" draw:layer="layout" svg:width="1.905cm" svg:height="1.905cm" svg:x="16.51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18" draw:text-style-name="P12" draw:layer="layout" svg:x1="4.445cm" svg:y1="4.445cm" svg:x2="10.16cm" svg:y2="4.763cm" svg:d="M4445 4445h2858v318h2857" svg:viewBox="0 0 5716 319">
          <text:p/>
        </draw:connector>
        <draw:custom-shape draw:style-name="gr20" draw:text-style-name="P16" draw:layer="layout" svg:width="5.715cm" svg:height="1.27cm" svg:x="3.81cm" svg:y="3.175cm">
          <text:p text:style-name="P12">Insert</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28M14S</meta:editing-duration>
    <meta:editing-cycles>22</meta:editing-cycles>
    <dc:date>2023-06-05T11:31:43.796850884</dc:date>
    <meta:document-statistic meta:object-count="312"/>
  </office:meta>
</office:document-meta>
</file>